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50e" officeooo:paragraph-rsid="0012e50e"/>
    </style:style>
    <style:style style:name="P2" style:family="paragraph" style:parent-style-name="Standard">
      <style:text-properties fo:font-weight="bold" officeooo:rsid="0012e50e" officeooo:paragraph-rsid="0012e50e" style:font-weight-asian="bold" style:font-weight-complex="bold"/>
    </style:style>
    <style:style style:name="P3" style:family="paragraph" style:parent-style-name="Standard" style:list-style-name="L8">
      <style:text-properties fo:font-weight="bold" officeooo:rsid="0013b9e2" officeooo:paragraph-rsid="0013b9e2" style:font-weight-asian="bold" style:font-weight-complex="bold"/>
    </style:style>
    <style:style style:name="P4" style:family="paragraph" style:parent-style-name="Standard">
      <style:text-properties fo:font-weight="bold" officeooo:rsid="0013b9e2" officeooo:paragraph-rsid="0013b9e2" style:font-weight-asian="bold" style:font-weight-complex="bold"/>
    </style:style>
    <style:style style:name="P5" style:family="paragraph" style:parent-style-name="Standard" style:list-style-name="L9">
      <style:text-properties fo:font-weight="bold" officeooo:rsid="0014d6f8" officeooo:paragraph-rsid="0014d6f8" style:font-weight-asian="bold" style:font-weight-complex="bold"/>
    </style:style>
    <style:style style:name="P6" style:family="paragraph" style:parent-style-name="Standard" style:list-style-name="L9">
      <style:text-properties fo:font-weight="bold" officeooo:rsid="0015fff0" officeooo:paragraph-rsid="0015fff0" style:font-weight-asian="bold" style:font-weight-complex="bold"/>
    </style:style>
    <style:style style:name="P7" style:family="paragraph" style:parent-style-name="Standard" style:list-style-name="L9">
      <style:text-properties fo:font-weight="bold" officeooo:rsid="001d165d" officeooo:paragraph-rsid="001d165d" style:font-weight-asian="bold" style:font-weight-complex="bold"/>
    </style:style>
    <style:style style:name="P8" style:family="paragraph" style:parent-style-name="Standard" style:list-style-name="L9">
      <style:text-properties fo:font-weight="bold" officeooo:rsid="001e3a9f" officeooo:paragraph-rsid="001e3a9f" style:font-weight-asian="bold" style:font-weight-complex="bold"/>
    </style:style>
    <style:style style:name="P9" style:family="paragraph" style:parent-style-name="Standard" style:list-style-name="L9">
      <style:text-properties fo:font-weight="bold" officeooo:rsid="002018bb" officeooo:paragraph-rsid="002018bb" style:font-weight-asian="bold" style:font-weight-complex="bold"/>
    </style:style>
    <style:style style:name="P10" style:family="paragraph" style:parent-style-name="Standard" style:list-style-name="L9">
      <style:text-properties fo:font-weight="bold" officeooo:rsid="002018bb" officeooo:paragraph-rsid="0021ad8d" style:font-weight-asian="bold" style:font-weight-complex="bold"/>
    </style:style>
    <style:style style:name="P11" style:family="paragraph" style:parent-style-name="Standard" style:list-style-name="L9">
      <style:text-properties fo:font-weight="bold" officeooo:rsid="0021ad8d" officeooo:paragraph-rsid="0021ad8d" style:font-weight-asian="bold" style:font-weight-complex="bold"/>
    </style:style>
    <style:style style:name="P12" style:family="paragraph" style:parent-style-name="Standard" style:list-style-name="L10">
      <style:text-properties fo:font-weight="bold" officeooo:rsid="002be3d3" officeooo:paragraph-rsid="002be3d3" style:font-weight-asian="bold" style:font-weight-complex="bold"/>
    </style:style>
    <style:style style:name="P13" style:family="paragraph" style:parent-style-name="Standard" style:list-style-name="L10">
      <style:text-properties fo:font-weight="bold" officeooo:rsid="002c1a6b" officeooo:paragraph-rsid="002c1a6b" style:font-weight-asian="bold" style:font-weight-complex="bold"/>
    </style:style>
    <style:style style:name="P14" style:family="paragraph" style:parent-style-name="Standard" style:list-style-name="L10">
      <style:text-properties fo:font-weight="bold" officeooo:rsid="002c4807" officeooo:paragraph-rsid="002c4807" style:font-weight-asian="bold" style:font-weight-complex="bold"/>
    </style:style>
    <style:style style:name="P15" style:family="paragraph" style:parent-style-name="Standard" style:list-style-name="L10">
      <style:text-properties fo:font-weight="bold" officeooo:rsid="002f6ebe" officeooo:paragraph-rsid="002f6ebe" style:font-weight-asian="bold" style:font-weight-complex="bold"/>
    </style:style>
    <style:style style:name="P16" style:family="paragraph" style:parent-style-name="Standard" style:list-style-name="L10">
      <style:text-properties fo:font-weight="bold" officeooo:rsid="00303d2d" officeooo:paragraph-rsid="00303d2d" style:font-weight-asian="bold" style:font-weight-complex="bold"/>
    </style:style>
    <style:style style:name="P17" style:family="paragraph" style:parent-style-name="Standard" style:list-style-name="L10">
      <style:text-properties fo:font-weight="bold" officeooo:rsid="00317e68" officeooo:paragraph-rsid="00317e68" style:font-weight-asian="bold" style:font-weight-complex="bold"/>
    </style:style>
    <style:style style:name="P18" style:family="paragraph" style:parent-style-name="Standard" style:list-style-name="L9">
      <style:text-properties fo:font-weight="bold" officeooo:rsid="0031d7d3" officeooo:paragraph-rsid="0031dfc4" style:font-weight-asian="bold" style:font-weight-complex="bold"/>
    </style:style>
    <style:style style:name="P19" style:family="paragraph" style:parent-style-name="Standard" style:list-style-name="L10">
      <style:text-properties fo:font-weight="bold" officeooo:rsid="00326aed" officeooo:paragraph-rsid="00326aed" style:font-weight-asian="bold" style:font-weight-complex="bold"/>
    </style:style>
    <style:style style:name="P20" style:family="paragraph" style:parent-style-name="Standard" style:list-style-name="L10">
      <style:text-properties fo:font-weight="bold" officeooo:rsid="0032a90e" officeooo:paragraph-rsid="0032a90e" style:font-weight-asian="bold" style:font-weight-complex="bold"/>
    </style:style>
    <style:style style:name="P21" style:family="paragraph" style:parent-style-name="Standard" style:list-style-name="L10">
      <style:text-properties fo:font-weight="bold" officeooo:rsid="003314ce" officeooo:paragraph-rsid="003314ce" style:font-weight-asian="bold" style:font-weight-complex="bold"/>
    </style:style>
    <style:style style:name="P22" style:family="paragraph" style:parent-style-name="Standard" style:list-style-name="L10">
      <style:text-properties fo:font-weight="bold" officeooo:rsid="00346014" officeooo:paragraph-rsid="00346014" style:font-weight-asian="bold" style:font-weight-complex="bold"/>
    </style:style>
    <style:style style:name="P23" style:family="paragraph" style:parent-style-name="Standard" style:list-style-name="L10">
      <style:text-properties fo:font-weight="bold" officeooo:rsid="00360761" officeooo:paragraph-rsid="00360761" style:font-weight-asian="bold" style:font-weight-complex="bold"/>
    </style:style>
    <style:style style:name="P24" style:family="paragraph" style:parent-style-name="Standard" style:list-style-name="L10">
      <style:text-properties fo:font-weight="bold" officeooo:rsid="0037bd08" officeooo:paragraph-rsid="0037bd08" style:font-weight-asian="bold" style:font-weight-complex="bold"/>
    </style:style>
    <style:style style:name="P25" style:family="paragraph" style:parent-style-name="Standard" style:list-style-name="L10">
      <style:text-properties fo:font-weight="bold" officeooo:rsid="0037bd26" officeooo:paragraph-rsid="0037bd26" style:font-weight-asian="bold" style:font-weight-complex="bold"/>
    </style:style>
    <style:style style:name="P26" style:family="paragraph" style:parent-style-name="Standard" style:list-style-name="L10">
      <style:text-properties fo:font-weight="bold" officeooo:rsid="00391d54" officeooo:paragraph-rsid="00391d54" style:font-weight-asian="bold" style:font-weight-complex="bold"/>
    </style:style>
    <style:style style:name="P27" style:family="paragraph" style:parent-style-name="Standard" style:list-style-name="L10">
      <style:text-properties fo:font-weight="bold" officeooo:rsid="003a86bc" officeooo:paragraph-rsid="00410f66" style:font-weight-asian="bold" style:font-weight-complex="bold"/>
    </style:style>
    <style:style style:name="P28" style:family="paragraph" style:parent-style-name="Standard" style:list-style-name="L10">
      <style:text-properties fo:font-weight="bold" officeooo:rsid="003ce885" officeooo:paragraph-rsid="003ce885" style:font-weight-asian="bold" style:font-weight-complex="bold"/>
    </style:style>
    <style:style style:name="P29" style:family="paragraph" style:parent-style-name="Standard" style:list-style-name="L9">
      <style:text-properties fo:font-weight="bold" officeooo:rsid="003e427d" officeooo:paragraph-rsid="003e427d" style:font-weight-asian="bold" style:font-weight-complex="bold"/>
    </style:style>
    <style:style style:name="P30" style:family="paragraph" style:parent-style-name="Standard" style:list-style-name="L10">
      <style:text-properties fo:font-weight="bold" officeooo:rsid="003f8318" officeooo:paragraph-rsid="003f8318" style:font-weight-asian="bold" style:font-weight-complex="bold"/>
    </style:style>
    <style:style style:name="P31" style:family="paragraph" style:parent-style-name="Standard" style:list-style-name="L9">
      <style:text-properties fo:font-weight="bold" officeooo:rsid="0041017d" officeooo:paragraph-rsid="0041017d" style:font-weight-asian="bold" style:font-weight-complex="bold"/>
    </style:style>
    <style:style style:name="P32" style:family="paragraph" style:parent-style-name="Standard" style:list-style-name="L10">
      <style:text-properties fo:font-weight="bold" officeooo:rsid="00410f66" officeooo:paragraph-rsid="00410f66" style:font-weight-asian="bold" style:font-weight-complex="bold"/>
    </style:style>
    <style:style style:name="P33" style:family="paragraph" style:parent-style-name="Standard" style:list-style-name="L9">
      <style:text-properties fo:font-weight="bold" officeooo:rsid="0041f671" officeooo:paragraph-rsid="0041f671" style:font-weight-asian="bold" style:font-weight-complex="bold"/>
    </style:style>
    <style:style style:name="P34" style:family="paragraph" style:parent-style-name="Standard" style:list-style-name="L10">
      <style:text-properties fo:font-weight="bold" officeooo:rsid="00437b0a" officeooo:paragraph-rsid="00437b0a" style:font-weight-asian="bold" style:font-weight-complex="bold"/>
    </style:style>
    <style:style style:name="P35" style:family="paragraph" style:parent-style-name="Standard" style:list-style-name="L10">
      <style:text-properties fo:font-weight="bold" officeooo:rsid="0043cb96" officeooo:paragraph-rsid="0043cb96" style:font-weight-asian="bold" style:font-weight-complex="bold"/>
    </style:style>
    <style:style style:name="P36" style:family="paragraph" style:parent-style-name="Standard" style:list-style-name="L10">
      <style:text-properties fo:font-weight="bold" officeooo:rsid="0044b657" officeooo:paragraph-rsid="0044b657" style:font-weight-asian="bold" style:font-weight-complex="bold"/>
    </style:style>
    <style:style style:name="P37" style:family="paragraph" style:parent-style-name="Standard" style:list-style-name="L10">
      <style:text-properties fo:font-weight="bold" officeooo:rsid="0044b657" officeooo:paragraph-rsid="004c3162" style:font-weight-asian="bold" style:font-weight-complex="bold"/>
    </style:style>
    <style:style style:name="P38" style:family="paragraph" style:parent-style-name="Standard">
      <style:text-properties fo:font-weight="bold" officeooo:rsid="004c804c" officeooo:paragraph-rsid="004c804c" style:font-weight-asian="bold" style:font-weight-complex="bold"/>
    </style:style>
    <style:style style:name="P39" style:family="paragraph" style:parent-style-name="Standard" style:list-style-name="L14">
      <style:text-properties fo:font-weight="bold" officeooo:rsid="004c804c" officeooo:paragraph-rsid="004c804c" style:font-weight-asian="bold" style:font-weight-complex="bold"/>
    </style:style>
    <style:style style:name="P40" style:family="paragraph" style:parent-style-name="Standard">
      <style:text-properties fo:font-weight="bold" officeooo:rsid="004d22fd" officeooo:paragraph-rsid="004d22fd" style:font-weight-asian="bold" style:font-weight-complex="bold"/>
    </style:style>
    <style:style style:name="P41" style:family="paragraph" style:parent-style-name="Standard" style:list-style-name="L15">
      <style:text-properties fo:font-weight="bold" officeooo:rsid="004d22fd" officeooo:paragraph-rsid="004d22fd" style:font-weight-asian="bold" style:font-weight-complex="bold"/>
    </style:style>
    <style:style style:name="P42" style:family="paragraph" style:parent-style-name="Standard" style:list-style-name="L15">
      <style:text-properties fo:font-weight="bold" officeooo:rsid="004d22fd" officeooo:paragraph-rsid="004eb146" style:font-weight-asian="bold" style:font-weight-complex="bold"/>
    </style:style>
    <style:style style:name="P43" style:family="paragraph" style:parent-style-name="Standard" style:list-style-name="L15">
      <style:text-properties fo:font-weight="bold" officeooo:rsid="004dcd13" officeooo:paragraph-rsid="004dcd13" style:font-weight-asian="bold" style:font-weight-complex="bold"/>
    </style:style>
    <style:style style:name="P44" style:family="paragraph" style:parent-style-name="Standard" style:list-style-name="L15">
      <style:text-properties fo:font-weight="bold" officeooo:rsid="00509ad9" officeooo:paragraph-rsid="00509ad9" style:font-weight-asian="bold" style:font-weight-complex="bold"/>
    </style:style>
    <style:style style:name="P45" style:family="paragraph" style:parent-style-name="Standard">
      <style:text-properties fo:font-weight="bold" officeooo:rsid="00509ad9" officeooo:paragraph-rsid="00509ad9" style:font-weight-asian="bold" style:font-weight-complex="bold"/>
    </style:style>
    <style:style style:name="P46" style:family="paragraph" style:parent-style-name="Standard">
      <style:text-properties fo:font-weight="bold" officeooo:rsid="00517db4" officeooo:paragraph-rsid="00517db4" style:font-weight-asian="bold" style:font-weight-complex="bold"/>
    </style:style>
    <style:style style:name="P47" style:family="paragraph" style:parent-style-name="Standard" style:list-style-name="L16">
      <style:text-properties fo:font-weight="bold" officeooo:rsid="00517db4" officeooo:paragraph-rsid="00517db4" style:font-weight-asian="bold" style:font-weight-complex="bold"/>
    </style:style>
    <style:style style:name="P48" style:family="paragraph" style:parent-style-name="Standard" style:list-style-name="L16">
      <style:text-properties fo:font-weight="bold" officeooo:rsid="0052d5dd" officeooo:paragraph-rsid="0052d5dd" style:font-weight-asian="bold" style:font-weight-complex="bold"/>
    </style:style>
    <style:style style:name="P49" style:family="paragraph" style:parent-style-name="Standard" style:list-style-name="L16">
      <style:text-properties fo:font-weight="bold" officeooo:rsid="0053dc03" officeooo:paragraph-rsid="0053dc03" style:font-weight-asian="bold" style:font-weight-complex="bold"/>
    </style:style>
    <style:style style:name="P50" style:family="paragraph" style:parent-style-name="Standard">
      <style:text-properties fo:font-weight="bold" officeooo:rsid="0053dc03" officeooo:paragraph-rsid="0053dc03" style:font-weight-asian="bold" style:font-weight-complex="bold"/>
    </style:style>
    <style:style style:name="P51" style:family="paragraph" style:parent-style-name="Standard">
      <style:text-properties fo:font-weight="bold" officeooo:rsid="0055106b" officeooo:paragraph-rsid="0055106b" style:font-weight-asian="bold" style:font-weight-complex="bold"/>
    </style:style>
    <style:style style:name="P52" style:family="paragraph" style:parent-style-name="Standard" style:list-style-name="L17">
      <style:text-properties fo:font-weight="bold" officeooo:rsid="0055106b" officeooo:paragraph-rsid="0055106b" style:font-weight-asian="bold" style:font-weight-complex="bold"/>
    </style:style>
    <style:style style:name="P53" style:family="paragraph" style:parent-style-name="Standard">
      <style:text-properties fo:font-weight="normal" officeooo:rsid="0012e50e" officeooo:paragraph-rsid="0012e50e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12e50e" officeooo:paragraph-rsid="0012e50e" style:font-weight-asian="normal" style:font-weight-complex="normal"/>
    </style:style>
    <style:style style:name="P55" style:family="paragraph" style:parent-style-name="Standard" style:list-style-name="L2">
      <style:text-properties fo:font-weight="normal" officeooo:rsid="0012e50e" officeooo:paragraph-rsid="0012e50e" style:font-weight-asian="normal" style:font-weight-complex="normal"/>
    </style:style>
    <style:style style:name="P56" style:family="paragraph" style:parent-style-name="Standard" style:list-style-name="L3">
      <style:text-properties fo:font-weight="normal" officeooo:rsid="0012e50e" officeooo:paragraph-rsid="0012e50e" style:font-weight-asian="normal" style:font-weight-complex="normal"/>
    </style:style>
    <style:style style:name="P57" style:family="paragraph" style:parent-style-name="Standard" style:list-style-name="L4">
      <style:text-properties fo:font-weight="normal" officeooo:rsid="0012e50e" officeooo:paragraph-rsid="0012e50e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12e50e" officeooo:paragraph-rsid="0012e50e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12e50e" officeooo:paragraph-rsid="0012e50e" style:font-weight-asian="normal" style:font-weight-complex="normal"/>
    </style:style>
    <style:style style:name="P60" style:family="paragraph" style:parent-style-name="Standard" style:list-style-name="L7">
      <style:text-properties fo:font-weight="normal" officeooo:rsid="0012e50e" officeooo:paragraph-rsid="0012e50e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12e50e" officeooo:paragraph-rsid="0012e50e" style:font-weight-asian="normal" style:font-weight-complex="normal"/>
    </style:style>
    <style:style style:name="P62" style:family="paragraph" style:parent-style-name="Standard" style:list-style-name="L9">
      <style:text-properties fo:font-weight="normal" officeooo:rsid="002018bb" officeooo:paragraph-rsid="002018bb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2c4807" officeooo:paragraph-rsid="002c4807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2cf7c7" officeooo:paragraph-rsid="002cf7c7" style:font-weight-asian="normal" style:font-weight-complex="normal"/>
    </style:style>
    <style:style style:name="P65" style:family="paragraph" style:parent-style-name="Standard" style:list-style-name="L10">
      <style:text-properties fo:font-weight="normal" officeooo:rsid="002ded0a" officeooo:paragraph-rsid="002ded0a" style:font-weight-asian="normal" style:font-weight-complex="normal"/>
    </style:style>
    <style:style style:name="P66" style:family="paragraph" style:parent-style-name="Standard" style:list-style-name="L10">
      <style:text-properties fo:font-weight="normal" officeooo:rsid="002f6ebe" officeooo:paragraph-rsid="002f6ebe" style:font-weight-asian="normal" style:font-weight-complex="normal"/>
    </style:style>
    <style:style style:name="P67" style:family="paragraph" style:parent-style-name="Standard" style:list-style-name="L10">
      <style:text-properties fo:font-weight="normal" officeooo:rsid="00410f66" officeooo:paragraph-rsid="00410f66" style:font-weight-asian="normal" style:font-weight-complex="normal"/>
    </style:style>
    <style:style style:name="P68" style:family="paragraph" style:parent-style-name="Standard" style:list-style-name="L10">
      <style:text-properties fo:font-weight="normal" officeooo:rsid="0041f671" officeooo:paragraph-rsid="0041f671" style:font-weight-asian="normal" style:font-weight-complex="normal"/>
    </style:style>
    <style:style style:name="P69" style:family="paragraph" style:parent-style-name="Standard">
      <style:text-properties fo:font-weight="normal" officeooo:rsid="0043cb96" officeooo:paragraph-rsid="0043cb96" style:font-weight-asian="normal" style:font-weight-complex="normal"/>
    </style:style>
    <style:style style:name="P70" style:family="paragraph" style:parent-style-name="Standard">
      <style:text-properties fo:font-weight="normal" officeooo:rsid="004c804c" officeooo:paragraph-rsid="004c804c" style:font-weight-asian="normal" style:font-weight-complex="normal"/>
    </style:style>
    <style:style style:name="P71" style:family="paragraph" style:parent-style-name="Standard" style:list-style-name="L13">
      <style:text-properties fo:font-weight="normal" officeooo:rsid="004c804c" officeooo:paragraph-rsid="004c804c" style:font-weight-asian="normal" style:font-weight-complex="normal"/>
    </style:style>
    <style:style style:name="P72" style:family="paragraph" style:parent-style-name="Standard" style:list-style-name="L14">
      <style:text-properties fo:font-weight="normal" officeooo:rsid="004c804c" officeooo:paragraph-rsid="004c804c" style:font-weight-asian="normal" style:font-weight-complex="normal"/>
    </style:style>
    <style:style style:name="P73" style:family="paragraph" style:parent-style-name="Standard" style:list-style-name="L17">
      <style:text-properties fo:font-weight="normal" officeooo:rsid="0055106b" officeooo:paragraph-rsid="0055106b" style:font-weight-asian="normal" style:font-weight-complex="normal"/>
    </style:style>
    <style:style style:name="P74" style:family="paragraph" style:parent-style-name="Standard">
      <style:text-properties fo:font-weight="normal" officeooo:rsid="0055106b" officeooo:paragraph-rsid="0055106b" style:font-weight-asian="normal" style:font-weight-complex="normal"/>
    </style:style>
    <style:style style:name="P75" style:family="paragraph" style:parent-style-name="Standard" style:list-style-name="L17">
      <style:text-properties fo:font-weight="normal" officeooo:rsid="00556e68" officeooo:paragraph-rsid="00556e68" style:font-weight-asian="normal" style:font-weight-complex="normal"/>
    </style:style>
    <style:style style:name="P76" style:family="paragraph" style:parent-style-name="Standard" style:list-style-name="L17">
      <style:text-properties fo:font-weight="normal" officeooo:rsid="0056b6e8" officeooo:paragraph-rsid="0056b6e8" style:font-weight-asian="normal" style:font-weight-complex="normal"/>
    </style:style>
    <style:style style:name="P77" style:family="paragraph" style:parent-style-name="Standard" style:list-style-name="L17">
      <style:text-properties fo:font-weight="normal" officeooo:rsid="00581ea9" officeooo:paragraph-rsid="00581ea9" style:font-weight-asian="normal" style:font-weight-complex="normal"/>
    </style:style>
    <style:style style:name="P78" style:family="paragraph" style:parent-style-name="Standard">
      <style:text-properties fo:font-weight="normal" officeooo:rsid="005a6cfa" officeooo:paragraph-rsid="005a6cfa" style:font-weight-asian="normal" style:font-weight-complex="normal"/>
    </style:style>
    <style:style style:name="P79" style:family="paragraph" style:parent-style-name="Standard" style:list-style-name="L8">
      <style:text-properties fo:color="#ff0000" fo:font-weight="bold" officeooo:rsid="0014d6f8" officeooo:paragraph-rsid="0014d6f8" style:font-weight-asian="bold" style:font-weight-complex="bold"/>
    </style:style>
    <style:style style:name="P80" style:family="paragraph" style:parent-style-name="Standard" style:list-style-name="L9">
      <style:text-properties officeooo:paragraph-rsid="0017da4a"/>
    </style:style>
    <style:style style:name="P81" style:family="paragraph" style:parent-style-name="Standard" style:list-style-name="L9">
      <style:text-properties officeooo:paragraph-rsid="0019d6b3"/>
    </style:style>
    <style:style style:name="P82" style:family="paragraph" style:parent-style-name="Standard" style:list-style-name="L9">
      <style:text-properties officeooo:paragraph-rsid="0013b9e2"/>
    </style:style>
    <style:style style:name="P83" style:family="paragraph" style:parent-style-name="Standard" style:list-style-name="L9">
      <style:text-properties officeooo:paragraph-rsid="0022888b"/>
    </style:style>
    <style:style style:name="P84" style:family="paragraph" style:parent-style-name="Standard" style:list-style-name="L9">
      <style:text-properties officeooo:paragraph-rsid="00240c47"/>
    </style:style>
    <style:style style:name="P85" style:family="paragraph" style:parent-style-name="Standard" style:list-style-name="L9">
      <style:text-properties officeooo:paragraph-rsid="00285e4b"/>
    </style:style>
    <style:style style:name="P86" style:family="paragraph" style:parent-style-name="Standard" style:list-style-name="L9">
      <style:text-properties officeooo:rsid="001ada92" officeooo:paragraph-rsid="001ada92"/>
    </style:style>
    <style:style style:name="P87" style:family="paragraph" style:parent-style-name="Standard">
      <style:text-properties officeooo:paragraph-rsid="00285e4b"/>
    </style:style>
    <style:style style:name="P88" style:family="paragraph" style:parent-style-name="Standard" style:list-style-name="L10">
      <style:text-properties officeooo:paragraph-rsid="00410f66"/>
    </style:style>
    <style:style style:name="P89" style:family="paragraph" style:parent-style-name="Standard" style:list-style-name="L10">
      <style:text-properties officeooo:paragraph-rsid="004c3162"/>
    </style:style>
    <style:style style:name="P90" style:family="paragraph" style:parent-style-name="Standard" style:list-style-name="L10">
      <style:text-properties officeooo:rsid="0028e0b7" officeooo:paragraph-rsid="0028e0b7"/>
    </style:style>
    <style:style style:name="P91" style:family="paragraph" style:parent-style-name="Standard" style:list-style-name="L10">
      <style:text-properties officeooo:rsid="002b0f14" officeooo:paragraph-rsid="002b0f14"/>
    </style:style>
    <style:style style:name="P92" style:family="paragraph" style:parent-style-name="Standard" style:list-style-name="L10">
      <style:text-properties officeooo:rsid="002be3d3" officeooo:paragraph-rsid="002be3d3"/>
    </style:style>
    <style:style style:name="P93" style:family="paragraph" style:parent-style-name="Standard">
      <style:text-properties fo:font-size="14pt" fo:font-weight="bold" officeooo:rsid="0012e50e" officeooo:paragraph-rsid="0012e50e" style:font-size-asian="14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normal" officeooo:rsid="0043cb96" officeooo:paragraph-rsid="0043cb96" style:font-size-asian="14pt" style:font-weight-asian="normal" style:font-size-complex="14pt" style:font-weight-complex="normal"/>
    </style:style>
    <style:style style:name="P95" style:family="paragraph" style:parent-style-name="Standard">
      <style:text-properties fo:font-size="14pt" style:text-underline-style="solid" style:text-underline-width="auto" style:text-underline-color="font-color" fo:font-weight="bold" officeooo:rsid="004c804c" officeooo:paragraph-rsid="004c804c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style:text-underline-style="solid" style:text-underline-width="auto" style:text-underline-color="font-color" fo:font-weight="bold" officeooo:rsid="0012e50e" officeooo:paragraph-rsid="0012e50e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style:text-underline-style="solid" style:text-underline-width="auto" style:text-underline-color="font-color" fo:font-weight="bold" officeooo:rsid="005a6cfa" officeooo:paragraph-rsid="005a6cfa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style:text-underline-style="solid" style:text-underline-width="auto" style:text-underline-color="font-color" officeooo:paragraph-rsid="00285e4b" style:font-size-asian="14pt" style:font-size-complex="14pt"/>
    </style:style>
    <style:style style:name="P99" style:family="paragraph" style:parent-style-name="Standard">
      <style:text-properties fo:font-size="12pt" fo:font-weight="normal" officeooo:rsid="0043cb96" officeooo:paragraph-rsid="0043cb96" style:font-size-asian="12pt" style:font-weight-asian="normal" style:font-size-complex="12pt" style:font-weight-complex="normal"/>
    </style:style>
    <style:style style:name="P100" style:family="paragraph" style:parent-style-name="Standard">
      <style:text-properties fo:font-size="12pt" fo:font-weight="bold" officeooo:rsid="0043cb96" officeooo:paragraph-rsid="0043cb96" style:font-size-asian="12pt" style:font-weight-asian="bold" style:font-size-complex="12pt" style:font-weight-complex="bold"/>
    </style:style>
    <style:style style:name="P101" style:family="paragraph" style:parent-style-name="Standard">
      <style:text-properties fo:font-size="12pt" style:text-underline-style="solid" style:text-underline-width="auto" style:text-underline-color="font-color" fo:font-weight="bold" officeooo:rsid="005a6cfa" officeooo:paragraph-rsid="005a6cfa" style:font-size-asian="10.5pt" style:font-weight-asian="bold" style:font-size-complex="12pt" style:font-weight-complex="bold"/>
    </style:style>
    <style:style style:name="P102" style:family="paragraph" style:parent-style-name="Standard" style:list-style-name="L18">
      <style:text-properties fo:font-size="12pt" style:text-underline-style="solid" style:text-underline-width="auto" style:text-underline-color="font-color" fo:font-weight="bold" officeooo:rsid="005a6cfa" officeooo:paragraph-rsid="005a6cfa" style:font-size-asian="10.5pt" style:font-weight-asian="bold" style:font-size-complex="12pt" style:font-weight-complex="bold"/>
    </style:style>
    <style:style style:name="P103" style:family="paragraph" style:parent-style-name="Standard" style:list-style-name="L18">
      <style:text-properties fo:font-size="12pt" style:text-underline-style="solid" style:text-underline-width="auto" style:text-underline-color="font-color" fo:font-weight="normal" officeooo:rsid="005ca094" officeooo:paragraph-rsid="005ca094" style:font-size-asian="10.5pt" style:font-weight-asian="normal" style:font-size-complex="12pt" style:font-weight-complex="normal"/>
    </style:style>
    <style:style style:name="P104" style:family="paragraph" style:parent-style-name="Standard" style:list-style-name="L18">
      <style:text-properties fo:font-size="12pt" style:text-underline-style="solid" style:text-underline-width="auto" style:text-underline-color="font-color" fo:font-weight="normal" officeooo:rsid="005e1ada" officeooo:paragraph-rsid="005e1ada" style:font-size-asian="10.5pt" style:font-weight-asian="normal" style:font-size-complex="12pt" style:font-weight-complex="normal"/>
    </style:style>
    <style:style style:name="P105" style:family="paragraph" style:parent-style-name="Standard" style:list-style-name="L18">
      <style:text-properties fo:font-size="12pt" style:text-underline-style="solid" style:text-underline-width="auto" style:text-underline-color="font-color" fo:font-weight="normal" officeooo:rsid="0062e7b1" officeooo:paragraph-rsid="0062e7b1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style:text-underline-style="solid" style:text-underline-width="auto" style:text-underline-color="font-color" fo:font-weight="normal" officeooo:rsid="0062e7b1" officeooo:paragraph-rsid="0062e7b1" style:font-size-asian="10.5pt" style:font-weight-asian="normal" style:font-size-complex="12pt" style:font-weight-complex="normal"/>
    </style:style>
    <style:style style:name="P107" style:family="paragraph" style:parent-style-name="Standard" style:list-style-name="L19">
      <style:text-properties fo:font-size="12pt" style:text-underline-style="solid" style:text-underline-width="auto" style:text-underline-color="font-color" fo:font-weight="normal" officeooo:rsid="0064b610" officeooo:paragraph-rsid="0064b610" style:font-size-asian="10.5pt" style:font-weight-asian="normal" style:font-size-complex="12pt" style:font-weight-complex="normal"/>
    </style:style>
    <style:style style:name="P108" style:family="paragraph" style:parent-style-name="Standard" style:list-style-name="L15">
      <style:text-properties officeooo:paragraph-rsid="004eb146"/>
    </style:style>
    <style:style style:name="P109" style:family="paragraph" style:parent-style-name="Standard" style:list-style-name="L15">
      <style:text-properties officeooo:paragraph-rsid="004d22f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fff0" style:font-weight-asian="normal" style:font-weight-complex="normal"/>
    </style:style>
    <style:style style:name="T3" style:family="text">
      <style:text-properties fo:font-weight="normal" officeooo:rsid="0017da4a" style:font-weight-asian="normal" style:font-weight-complex="normal"/>
    </style:style>
    <style:style style:name="T4" style:family="text">
      <style:text-properties fo:font-weight="normal" officeooo:rsid="0019d6b3" style:font-weight-asian="normal" style:font-weight-complex="normal"/>
    </style:style>
    <style:style style:name="T5" style:family="text">
      <style:text-properties fo:font-weight="normal" officeooo:rsid="0013b9e2" style:font-weight-asian="normal" style:font-weight-complex="normal"/>
    </style:style>
    <style:style style:name="T6" style:family="text">
      <style:text-properties fo:font-weight="normal" officeooo:rsid="001b3094" style:font-weight-asian="normal" style:font-weight-complex="normal"/>
    </style:style>
    <style:style style:name="T7" style:family="text">
      <style:text-properties fo:font-weight="normal" officeooo:rsid="002018bb" style:font-weight-asian="normal" style:font-weight-complex="normal"/>
    </style:style>
    <style:style style:name="T8" style:family="text">
      <style:text-properties fo:font-weight="normal" officeooo:rsid="0021b6fd" style:font-weight-asian="normal" style:font-weight-complex="normal"/>
    </style:style>
    <style:style style:name="T9" style:family="text">
      <style:text-properties fo:font-weight="normal" officeooo:rsid="00222943" style:font-weight-asian="normal" style:font-weight-complex="normal"/>
    </style:style>
    <style:style style:name="T10" style:family="text">
      <style:text-properties fo:font-weight="normal" officeooo:rsid="00240c47" style:font-weight-asian="normal" style:font-weight-complex="normal"/>
    </style:style>
    <style:style style:name="T11" style:family="text">
      <style:text-properties fo:font-weight="normal" officeooo:rsid="00285e4b" style:font-weight-asian="normal" style:font-weight-complex="normal"/>
    </style:style>
    <style:style style:name="T12" style:family="text">
      <style:text-properties fo:font-weight="normal" officeooo:rsid="00334ef4" style:font-weight-asian="normal" style:font-weight-complex="normal"/>
    </style:style>
    <style:style style:name="T13" style:family="text">
      <style:text-properties fo:font-weight="normal" officeooo:rsid="003b0b6f" style:font-weight-asian="normal" style:font-weight-complex="normal"/>
    </style:style>
    <style:style style:name="T14" style:family="text">
      <style:text-properties fo:font-weight="normal" officeooo:rsid="003e427d" style:font-weight-asian="normal" style:font-weight-complex="normal"/>
    </style:style>
    <style:style style:name="T15" style:family="text">
      <style:text-properties fo:font-weight="normal" officeooo:rsid="00398968" style:font-weight-asian="normal" style:font-weight-complex="normal"/>
    </style:style>
    <style:style style:name="T16" style:family="text">
      <style:text-properties fo:font-weight="normal" officeooo:rsid="0041694f" style:font-weight-asian="normal" style:font-weight-complex="normal"/>
    </style:style>
    <style:style style:name="T17" style:family="text">
      <style:text-properties fo:font-weight="normal" officeooo:rsid="00439443" style:font-weight-asian="normal" style:font-weight-complex="normal"/>
    </style:style>
    <style:style style:name="T18" style:family="text">
      <style:text-properties fo:font-weight="normal" officeooo:rsid="004dcd13" style:font-weight-asian="normal" style:font-weight-complex="normal"/>
    </style:style>
    <style:style style:name="T19" style:family="text">
      <style:text-properties fo:font-weight="normal" officeooo:rsid="004eb146" style:font-weight-asian="normal" style:font-weight-complex="normal"/>
    </style:style>
    <style:style style:name="T20" style:family="text">
      <style:text-properties fo:font-weight="normal" officeooo:rsid="004d22fd" style:font-weight-asian="normal" style:font-weight-complex="normal"/>
    </style:style>
    <style:style style:name="T21" style:family="text">
      <style:text-properties fo:font-weight="normal" officeooo:rsid="0055106b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7da4a" style:font-weight-asian="bold" style:font-weight-complex="bold"/>
    </style:style>
    <style:style style:name="T24" style:family="text">
      <style:text-properties fo:font-weight="bold" officeooo:rsid="0019d6b3" style:font-weight-asian="bold" style:font-weight-complex="bold"/>
    </style:style>
    <style:style style:name="T25" style:family="text">
      <style:text-properties fo:font-weight="bold" officeooo:rsid="0021b6fd" style:font-weight-asian="bold" style:font-weight-complex="bold"/>
    </style:style>
    <style:style style:name="T26" style:family="text">
      <style:text-properties fo:font-weight="bold" officeooo:rsid="00240c47" style:font-weight-asian="bold" style:font-weight-complex="bold"/>
    </style:style>
    <style:style style:name="T27" style:family="text">
      <style:text-properties fo:font-weight="bold" officeooo:rsid="00285e4b" style:font-weight-asian="bold" style:font-weight-complex="bold"/>
    </style:style>
    <style:style style:name="T28" style:family="text">
      <style:text-properties fo:font-weight="bold" officeooo:rsid="00398968" style:font-weight-asian="bold" style:font-weight-complex="bold"/>
    </style:style>
    <style:style style:name="T29" style:family="text">
      <style:text-properties officeooo:rsid="00285e4b"/>
    </style:style>
    <style:style style:name="T30" style:family="text">
      <style:text-properties officeooo:rsid="0028e0b7"/>
    </style:style>
    <style:style style:name="T31" style:family="text">
      <style:text-properties officeooo:rsid="00303d2d"/>
    </style:style>
    <style:style style:name="T32" style:family="text">
      <style:text-properties officeooo:rsid="00439443"/>
    </style:style>
    <style:style style:name="T33" style:family="text">
      <style:text-properties officeooo:rsid="0043e427"/>
    </style:style>
    <style:style style:name="T34" style:family="text">
      <style:text-properties fo:font-size="12pt" fo:font-weight="normal" officeooo:rsid="0045e08a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4833bc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4c3162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4a095c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4a4bd4" style:font-size-asian="10.5pt" style:font-weight-asian="normal" style:font-size-complex="12pt" style:font-weight-complex="normal"/>
    </style:style>
    <style:style style:name="T39" style:family="text">
      <style:text-properties fo:font-size="12pt" officeooo:rsid="0045e08a" style:font-size-asian="10.5pt" style:font-size-complex="12pt"/>
    </style:style>
    <style:style style:name="T40" style:family="text">
      <style:text-properties fo:font-size="12pt" officeooo:rsid="004a095c" style:font-size-asian="10.5pt" style:font-size-complex="12pt"/>
    </style:style>
    <style:style style:name="T41" style:family="text">
      <style:text-properties fo:font-size="12pt" officeooo:rsid="004a4bd4" style:font-size-asian="10.5pt" style:font-size-complex="12pt"/>
    </style:style>
    <style:style style:name="T42" style:family="text">
      <style:text-properties fo:font-size="12pt" fo:font-weight="bold" officeooo:rsid="004c3162" style:font-size-asian="10.5pt" style:font-weight-asian="bold" style:font-size-complex="12pt" style:font-weight-complex="bold"/>
    </style:style>
    <style:style style:name="T43" style:family="text">
      <style:text-properties officeooo:rsid="004d22fd"/>
    </style:style>
    <style:style style:name="T44" style:family="text">
      <style:text-properties officeooo:rsid="0058e546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style:text-underline-style="none" officeooo:rsid="005b3a24"/>
    </style:style>
    <style:style style:name="T48" style:family="text">
      <style:text-properties style:text-underline-style="none" officeooo:rsid="00600fbe"/>
    </style:style>
    <style:style style:name="T49" style:family="text">
      <style:text-properties style:text-underline-style="none" officeooo:rsid="00605923"/>
    </style:style>
    <style:style style:name="T50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/9/2020</text:p>
      <text:p text:style-name="P1"/>
      <text:p text:style-name="P93">Lec<text:span text:style-name="T44">tu</text:span>re 0</text:p>
      <text:p text:style-name="P93"><text:span text:style-name="T43">Instructor: </text:span><text:span text:style-name="T1">Brian Yu</text:span></text:p>
      <text:p text:style-name="P53"/>
      <text:p text:style-name="P53">HTML5 and CSS3</text:p>
      <text:list xml:id="list2221414516" text:style-name="L1">
        <text:list-item>
          <text:p text:style-name="P54">HTML for structure of webpage</text:p>
        </text:list-item>
        <text:list-item>
          <text:p text:style-name="P54">CSS for style of webpage</text:p>
        </text:list-item>
      </text:list>
      <text:p text:style-name="P53">Git</text:p>
      <text:list xml:id="list653730696" text:style-name="L2">
        <text:list-item>
          <text:p text:style-name="P55">For version control</text:p>
        </text:list-item>
        <text:list-item>
          <text:p text:style-name="P55">Work on various parts before merging back together</text:p>
        </text:list-item>
      </text:list>
      <text:p text:style-name="P53">Python</text:p>
      <text:list xml:id="list32105262" text:style-name="L3">
        <text:list-item>
          <text:p text:style-name="P56">Will use to build web applications</text:p>
        </text:list-item>
        <text:list-item>
          <text:p text:style-name="P56">Using Django framework </text:p>
        </text:list-item>
      </text:list>
      <text:p text:style-name="P53">SQL</text:p>
      <text:list xml:id="list3579407551" text:style-name="L4">
        <text:list-item>
          <text:p text:style-name="P57">Interact with data </text:p>
        </text:list-item>
      </text:list>
      <text:p text:style-name="P53">JavaScript</text:p>
      <text:list xml:id="list855924839" text:style-name="L5">
        <text:list-item>
          <text:p text:style-name="P58">Run in users web-browsers to make webpages more interactive</text:p>
        </text:list-item>
        <text:list-item>
          <text:p text:style-name="P58">Specifically user interfaces</text:p>
        </text:list-item>
      </text:list>
      <text:p text:style-name="P53">Testing and CI/CD</text:p>
      <text:list xml:id="list4144644185" text:style-name="L6">
        <text:list-item>
          <text:p text:style-name="P59">Continuous integration and continuous delivery</text:p>
        </text:list-item>
        <text:list-item>
          <text:p text:style-name="P59">Design and develop code more efficiently</text:p>
        </text:list-item>
        <text:list-item>
          <text:p text:style-name="P59">Developing a suite of tests</text:p>
        </text:list-item>
      </text:list>
      <text:p text:style-name="P53">Scalability and Security</text:p>
      <text:list xml:id="list2827328744" text:style-name="L7">
        <text:list-item>
          <text:p text:style-name="P60">What happens as a web application grows larger</text:p>
        </text:list-item>
      </text:list>
      <text:p text:style-name="P53"/>
      <text:p text:style-name="P96">HTML and CSS</text:p>
      <text:p text:style-name="P96">HTML (Hyper Text Markup Language)</text:p>
      <text:p text:style-name="P2"/>
      <text:list xml:id="list2803183544" text:style-name="L8">
        <text:list-item>
          <text:p text:style-name="P61">text based code that <text:span text:style-name="T30">web-</text:span>browser is able to understand and display</text:p>
        </text:list-item>
        <text:list-item>
          <text:p text:style-name="P79">Refer to hello.html</text:p>
        </text:list-item>
        <text:list-item>
          <text:p text:style-name="P3">&lt;!DOCTYPE html&gt; <text:s/>Doctype declaration<text:span text:style-name="T1">: Tell the web-browser what version of html we are using in the webpage. We are saying this webpage uses html5</text:span></text:p>
        </text:list-item>
        <text:list-item>
          <text:p text:style-name="P3"><text:span text:style-name="T1">Series of nested HTML </text:span>elements</text:p>
        </text:list-item>
        <text:list-item>
          <text:p text:style-name="P3">HTML Tag<text:span text:style-name="T1"> indicates elements</text:span></text:p>
        </text:list-item>
        <text:list-item>
          <text:p text:style-name="P3">html tag<text:span text:style-name="T1"> indicates beginning of html content of webpage, closing tag indicates end of html content</text:span></text:p>
          <text:list>
            <text:list-item>
              <text:p text:style-name="P3"><text:span text:style-name="T1">specified html attribute </text:span>lang<text:span text:style-name="T1"> to say that the language is english, helpful for search engines</text:span></text:p>
            </text:list-item>
          </text:list>
        </text:list-item>
        <text:list-item>
          <text:p text:style-name="P3">Head:<text:span text:style-name="T1"> Not main body of webpage but other useful information</text:span></text:p>
          <text:list>
            <text:list-item>
              <text:p text:style-name="P3"><text:span text:style-name="T1">Title of webpage</text:span></text:p>
            </text:list-item>
          </text:list>
        </text:list-item>
        <text:list-item>
          <text:p text:style-name="P3">Body: <text:span text:style-name="T1">Information displayed on webpage</text:span></text:p>
        </text:list-item>
        <text:list-item>
          <text:p text:style-name="P3">Document Object Model: <text:span text:style-name="T1">Can be helpful to think of an HTML page as a tree-like structure</text:span></text:p>
          <text:list>
            <text:list-item>
              <text:p text:style-name="P3"><text:span text:style-name="T1">html</text:span></text:p>
              <text:p text:style-name="P3"><text:span text:style-name="T1">/<text:tab/>\</text:span></text:p>
            </text:list-item>
          </text:list>
        </text:list-item>
      </text:list>
      <text:p text:style-name="P4"><text:span text:style-name="T1"><text:tab/>head<text:tab/><text:tab/>body</text:span></text:p>
      <text:p text:style-name="P4"><text:span text:style-name="T1"><text:tab/>|<text:tab/><text:tab/>|</text:span></text:p>
      <text:p text:style-name="P4"><text:span text:style-name="T1"><text:tab/>title<text:tab/><text:tab/>Hello, world!</text:span></text:p>
      <text:p text:style-name="P4"><text:span text:style-name="T1"><text:tab/>|</text:span></text:p>
      <text:p text:style-name="P4"><text:soft-page-break/><text:span text:style-name="T1"><text:tab/>Hello!</text:span></text:p>
      <text:list xml:id="list3437916877" text:style-name="L9">
        <text:list-item>
          <text:p text:style-name="P5">Refer to headings.html</text:p>
        </text:list-item>
        <text:list-item>
          <text:p text:style-name="P5">&lt;h1&gt; <text:span text:style-name="T1">h for heading and 1 for largest possible heading. H1 through h6</text:span></text:p>
        </text:list-item>
        <text:list-item>
          <text:p text:style-name="P5">Refer to lists.html</text:p>
        </text:list-item>
        <text:list-item>
          <text:p text:style-name="P5">Lists: </text:p>
          <text:list>
            <text:list-item>
              <text:p text:style-name="P5">Ordered Lists: &lt;ol&gt; </text:p>
              <text:list>
                <text:list-item>
                  <text:p text:style-name="P5">&lt;li&gt; <text:span text:style-name="T1">list item needed for every element of an HTML list </text:span></text:p>
                </text:list-item>
                <text:list-item>
                  <text:p text:style-name="P6"><text:span text:style-name="T1">For ordered lists these elements will be displayed with numbers</text:span></text:p>
                </text:list-item>
              </text:list>
            </text:list-item>
            <text:list-item>
              <text:p text:style-name="P6">Unordered Lists: &lt;ul&gt;</text:p>
              <text:list>
                <text:list-item>
                  <text:p text:style-name="P6">&lt;li&gt; <text:span text:style-name="T1">list item needed for every elements</text:span></text:p>
                </text:list-item>
                <text:list-item>
                  <text:p text:style-name="P6"><text:span text:style-name="T1">Elements displayed as bullet points</text:span></text:p>
                </text:list-item>
              </text:list>
            </text:list-item>
          </text:list>
        </text:list-item>
        <text:list-item>
          <text:p text:style-name="P6">Refer to image.html</text:p>
        </text:list-item>
        <text:list-item>
          <text:p text:style-name="P6">Images:</text:p>
          <text:list>
            <text:list-item>
              <text:p text:style-name="P6">&lt;img&gt; <text:span text:style-name="T1">tag has some required attributes</text:span></text:p>
              <text:list>
                <text:list-item>
                  <text:p text:style-name="P6">src<text:span text:style-name="T1"> specify source of image file name or link e.g. “cat.jpg”</text:span></text:p>
                </text:list-item>
                <text:list-item>
                  <text:p text:style-name="P6">alt<text:span text:style-name="T1"> to provide alternative text if image cannot be rendered correctly e.g. “Cat”</text:span></text:p>
                </text:list-item>
              </text:list>
            </text:list-item>
            <text:list-item>
              <text:p text:style-name="P80"><text:span text:style-name="T2">No closing image tag, it is self-closing<text:tab/></text:span></text:p>
            </text:list-item>
            <text:list-item>
              <text:p text:style-name="P81"><text:span text:style-name="T23">width</text:span><text:span text:style-name="T3"> attribute to set width of image e.g. “300” for 300 pixels</text:span></text:p>
            </text:list-item>
          </text:list>
        </text:list-item>
        <text:list-item>
          <text:p text:style-name="P81"><text:span text:style-name="T24">Refer to link.html</text:span></text:p>
        </text:list-item>
        <text:list-item>
          <text:p text:style-name="P81"><text:span text:style-name="T24">Links:</text:span></text:p>
          <text:list>
            <text:list-item>
              <text:p text:style-name="P81"><text:span text:style-name="T24">&lt;a&gt;</text:span><text:span text:style-name="T4"> tag meaning anchor tag</text:span></text:p>
              <text:list>
                <text:list-item>
                  <text:p text:style-name="P81"><text:span text:style-name="T24">href</text:span><text:span text:style-name="T4"> hyperlink reference, required attribute to specify what page to link to</text:span><text:span text:style-name="T2"><text:tab/></text:span></text:p>
                </text:list-item>
                <text:list-item>
                  <text:p text:style-name="P86"><text:span text:style-name="T2">I</text:span><text:span text:style-name="T1">nside tag specify what text is displayed</text:span></text:p>
                </text:list-item>
              </text:list>
            </text:list-item>
            <text:list-item>
              <text:p text:style-name="P82"><text:span text:style-name="T6">Can also link to different pages on the same website</text:span><text:span text:style-name="T5"><text:tab/><text:tab/><text:tab/></text:span></text:p>
            </text:list-item>
          </text:list>
        </text:list-item>
        <text:list-item>
          <text:p text:style-name="P7">Refer to table.html</text:p>
        </text:list-item>
        <text:list-item>
          <text:p text:style-name="P7">Tables:</text:p>
          <text:list>
            <text:list-item>
              <text:p text:style-name="P7">&lt;table&gt; <text:span text:style-name="T1">tag</text:span></text:p>
              <text:list>
                <text:list-item>
                  <text:p text:style-name="P7"><text:span text:style-name="T1">Can have different parts within the table </text:span></text:p>
                </text:list-item>
                <text:list-item>
                  <text:p text:style-name="P7">&lt;thead&gt; <text:span text:style-name="T1">stuff at top of the table, like column labels, </text:span><text:span text:style-name="T7">shows up in bold</text:span></text:p>
                  <text:list>
                    <text:list-item>
                      <text:p text:style-name="P7">&lt;th&gt; <text:span text:style-name="T1">table heading </text:span></text:p>
                    </text:list-item>
                  </text:list>
                </text:list-item>
                <text:list-item>
                  <text:p text:style-name="P8">&lt;tbody&gt; <text:span text:style-name="T1">Table body</text:span></text:p>
                  <text:list>
                    <text:list-item>
                      <text:p text:style-name="P8">&lt;tr&gt; <text:span text:style-name="T1">table row</text:span></text:p>
                      <text:list>
                        <text:list-item>
                          <text:p text:style-name="P8">&lt;td&gt; <text:span text:style-name="T1">table data po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Refer to form.html</text:p>
        </text:list-item>
        <text:list-item>
          <text:p text:style-name="P9">Forms:</text:p>
          <text:list>
            <text:list-item>
              <text:p text:style-name="P62">Used for users to provide input, like in a search bar for example</text:p>
            </text:list-item>
            <text:list-item>
              <text:p text:style-name="P9">&lt;form&gt; <text:span text:style-name="T1">tag</text:span></text:p>
              <text:list>
                <text:list-item>
                  <text:p text:style-name="P10">&lt;input&gt; <text:span text:style-name="T1">tag for input field</text:span></text:p>
                  <text:list>
                    <text:list-item>
                      <text:p text:style-name="P10"><text:span text:style-name="T1">should specify </text:span>type<text:span text:style-name="T1">, e.g type=”text”</text:span></text:p>
                    </text:list-item>
                    <text:list-item>
                      <text:p text:style-name="P11">placeholder<text:span text:style-name="T1"> for default text that appears</text:span></text:p>
                    </text:list-item>
                    <text:list-item>
                      <text:p text:style-name="P11">name<text:span text:style-name="T1"> so we can reference input fields later on</text:span></text:p>
                    </text:list-item>
                  </text:list>
                </text:list-item>
                <text:list-item>
                  <text:p text:style-name="P83"><text:span text:style-name="T8">Use </text:span><text:span text:style-name="T25">&lt;input </text:span><text:span text:style-name="T9">type=”submit”</text:span><text:span text:style-name="T25">&gt; </text:span><text:span text:style-name="T8">again to create a submit button, users need a way to submit a form</text:span></text:p>
                </text:list-item>
                <text:list-item>
                  <text:p text:style-name="P84"><text:span text:style-name="T10">Other types include: </text:span></text:p>
                  <text:list>
                    <text:list-item>
                      <text:p text:style-name="P84"><text:span text:style-name="T26">password</text:span><text:span text:style-name="T10">, keep input text hidden</text:span></text:p>
                    </text:list-item>
                    <text:list-item>
                      <text:p text:style-name="P84"><text:span text:style-name="T26">radio</text:span><text:span text:style-name="T10">, radio inputs for selecting from a number of options</text:span></text:p>
                    </text:list-item>
                    <text:list-item>
                      <text:p text:style-name="P84"><text:span text:style-name="T26">lists </text:span><text:span text:style-name="T10">and </text:span><text:span text:style-name="T26">datalists</text:span><text:span text:style-name="T10"> for dropdown menus, specify that an input is associated with a particular list. Data lists made up of </text:span><text:span text:style-name="T26">&lt;option&gt; </text:span><text:span text:style-name="T10">elements</text:span></text:p>
                    </text:list-item>
                    <text:list-item>
                      <text:p text:style-name="P85"><text:span text:style-name="T26">Datalists </text:span><text:span text:style-name="T10">are new to HTML5, you can type in to filter down to the element you </text:span><text:span text:style-name="T11">want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soft-page-break/><text:span text:style-name="T29">&lt;div&gt;&lt;/div&gt;</text:span><text:span text:style-name="T11"> tag, division of the page, makes it easy to reference a particular div. Just good way to divide up a page and information on the page.</text:span></text:p>
        </text:list-item>
        <text:list-item>
          <text:p text:style-name="P29">id <text:span text:style-name="T1">attribute allows us to reference elements </text:span></text:p>
          <text:list>
            <text:list-item>
              <text:p text:style-name="P31"><text:span text:style-name="T1">By definition they must be unique </text:span></text:p>
            </text:list-item>
          </text:list>
        </text:list-item>
        <text:list-item>
          <text:p text:style-name="P33">class<text:span text:style-name="T1"> allows us to give a name to apply to multiple HTML elements</text:span></text:p>
        </text:list-item>
        <text:list-item>
          <text:p text:style-name="P85"><text:span text:style-name="T11">There are many other elements but they follow the same basic structure</text:span></text:p>
        </text:list-item>
        <text:list-item>
          <text:p text:style-name="P85"><text:span text:style-name="T11">All of our elements have been pretty simple, just defining structure of webpages</text:span></text:p>
        </text:list-item>
        <text:list-item>
          <text:p text:style-name="P85"><text:span text:style-name="T11">What about for style?</text:span></text:p>
          <text:p text:style-name="P85"><text:span text:style-name="T11"/></text:p>
        </text:list-item>
      </text:list>
      <text:p text:style-name="P98"><text:span text:style-name="T27">CSS</text:span></text:p>
      <text:p text:style-name="P98"><text:span text:style-name="T27">Cascading Style Sheets</text:span></text:p>
      <text:p text:style-name="P87"><text:span text:style-name="T27">(using CSS3)</text:span></text:p>
      <text:p text:style-name="P87"><text:span text:style-name="T8"/></text:p>
      <text:list xml:id="list1733552680" text:style-name="L10">
        <text:list-item>
          <text:p text:style-name="P90"><text:span text:style-name="T8">T</text:span><text:span text:style-name="T1">ells the web-browser how we would like to style the webpage</text:span></text:p>
        </text:list-item>
        <text:list-item>
          <text:p text:style-name="P91"><text:span text:style-name="T1">Provide a </text:span><text:span text:style-name="T22">style</text:span><text:span text:style-name="T1"> attribute to an element</text:span></text:p>
          <text:list>
            <text:list-item>
              <text:p text:style-name="P91"><text:span text:style-name="T1">Specify CSS properties e.g. style=”color: blue;”</text:span></text:p>
            </text:list-item>
            <text:list-item>
              <text:p text:style-name="P92"><text:span text:style-name="T1">Can add multiple properties to same elements</text:span></text:p>
            </text:list-item>
            <text:list-item>
              <text:p text:style-name="P12">color <text:span text:style-name="T1">for color</text:span></text:p>
            </text:list-item>
            <text:list-item>
              <text:p text:style-name="P12">text-align<text:span text:style-name="T1"> for where text is aligned</text:span></text:p>
            </text:list-item>
          </text:list>
        </text:list-item>
        <text:list-item>
          <text:p text:style-name="P13"><text:span text:style-name="T1">Instead of styling directly, elements can get style from parent element. This will style everything within the parent element </text:span></text:p>
        </text:list-item>
        <text:list-item>
          <text:p text:style-name="P13"><text:span text:style-name="T1">What if we want to apply the same style properties to different elements, like two different headings</text:span></text:p>
          <text:list>
            <text:list-item>
              <text:p text:style-name="P13"><text:span text:style-name="T1">Copy/pasting is bad! Redundant, hard to change/update </text:span></text:p>
            </text:list-item>
            <text:list-item>
              <text:p text:style-name="P14"><text:span text:style-name="T1">Want to write style code once</text:span></text:p>
            </text:list-item>
          </text:list>
        </text:list-item>
        <text:list-item>
          <text:p text:style-name="P63">Instead of <text:span text:style-name="T22">Inline styling</text:span> put style information in <text:span text:style-name="T22">&lt;head&gt;</text:span> section of webpage </text:p>
        </text:list-item>
        <text:list-item>
          <text:p text:style-name="P64">In <text:span text:style-name="T22">head</text:span> use <text:span text:style-name="T22">&lt;style&gt;</text:span> tag</text:p>
          <text:list>
            <text:list-item>
              <text:p text:style-name="P64">Specify what types of elements you are styling e.g. <text:span text:style-name="T22">h1</text:span></text:p>
            </text:list-item>
            <text:list-item>
              <text:p text:style-name="P64">All style code goes inside curly braces {}, e.g. {color: blue;}</text:p>
            </text:list-item>
            <text:list-item>
              <text:p text:style-name="P65">Advantages: No duplicated code, factored out style code to make it cleaner/more readible</text:p>
            </text:list-item>
          </text:list>
        </text:list-item>
        <text:list-item>
          <text:p text:style-name="P65">We can do even better. What if we have multiple webpages on one site that need to be styled similarly? Don’t want to copy/paste our CSS code</text:p>
          <text:list>
            <text:list-item>
              <text:p text:style-name="P65">Solution: Move CSS code to an entirely different file!</text:p>
            </text:list-item>
          </text:list>
        </text:list-item>
        <text:list-item>
          <text:p text:style-name="P66">Now we simply link to our CSS file in the <text:span text:style-name="T22">head</text:span> section of our html page</text:p>
          <text:list>
            <text:list-item>
              <text:p text:style-name="P66">Use <text:span text:style-name="T22">&lt;link&gt;</text:span> tag <text:span text:style-name="T31">with following attributes</text:span></text:p>
              <text:list>
                <text:list-item>
                  <text:p text:style-name="P66"><text:span text:style-name="T22">rel</text:span> for relationship, e.g. “stylesheet”</text:p>
                </text:list-item>
                <text:list-item>
                  <text:p text:style-name="P15">href<text:span text:style-name="T1"> hyperlink reference to css file we want to link, e.g. “styles.css”</text:span></text:p>
                </text:list-item>
              </text:list>
            </text:list-item>
          </text:list>
        </text:list-item>
        <text:list-item>
          <text:p text:style-name="P16"><text:span text:style-name="T1">Can now just change style.css file to change style for any webpages that link to it</text:span></text:p>
        </text:list-item>
        <text:list-item>
          <text:p text:style-name="P17"><text:span text:style-name="T1">There are MANY CSS properties that can be added to webpages</text:span></text:p>
          <text:list>
            <text:list-item>
              <text:p text:style-name="P22">color</text:p>
            </text:list-item>
            <text:list-item>
              <text:p text:style-name="P22">text-align</text:p>
            </text:list-item>
            <text:list-item>
              <text:p text:style-name="P19">background-color</text:p>
            </text:list-item>
            <text:list-item>
              <text:p text:style-name="P19">width</text:p>
            </text:list-item>
            <text:list-item>
              <text:p text:style-name="P19">height</text:p>
            </text:list-item>
            <text:list-item>
              <text:p text:style-name="P20">padding<text:span text:style-name="T1"> add padding to inside </text:span><text:span text:style-name="T12">border </text:span><text:span text:style-name="T1">of element </text:span></text:p>
            </text:list-item>
            <text:list-item>
              <text:p text:style-name="P21">margin <text:span text:style-name="T1">add space around outside of element </text:span></text:p>
            </text:list-item>
            <text:list-item>
              <text:p text:style-name="P23">font-family<text:span text:style-name="T1"> in-case web-browser does not support font add some backups separated by commas</text:span></text:p>
            </text:list-item>
            <text:list-item>
              <text:p text:style-name="P23"><text:soft-page-break/>font-size</text:p>
            </text:list-item>
            <text:list-item>
              <text:p text:style-name="P24">font-weight <text:span text:style-name="T1">e.g. bold</text:span></text:p>
            </text:list-item>
            <text:list-item>
              <text:p text:style-name="P25">border<text:span text:style-name="T1"> for creating border around an element. Can specify how big, solid line or not, and color.</text:span></text:p>
              <text:list>
                <text:list-item>
                  <text:p text:style-name="P26"><text:span text:style-name="T1">This is especially useful for tables</text:span></text:p>
                </text:list-item>
              </text:list>
            </text:list-item>
            <text:list-item>
              <text:p text:style-name="P27">border-collapse <text:span text:style-name="T1">to collapse borders in an element </text:span></text:p>
            </text:list-item>
          </text:list>
        </text:list-item>
        <text:list-item>
          <text:p text:style-name="P88"><text:span text:style-name="T28">Multiple element selector </text:span><text:span text:style-name="T13">(it’s just a comma): </text:span><text:span text:style-name="T28">,</text:span><text:span text:style-name="T15"> </text:span><text:span text:style-name="T28"><text:s/></text:span></text:p>
          <text:list>
            <text:list-item>
              <text:p text:style-name="P88"><text:span text:style-name="T15">e.g. td, th</text:span></text:p>
            </text:list-item>
          </text:list>
        </text:list-item>
        <text:list-item>
          <text:p text:style-name="P28"><text:span text:style-name="T1">What if we style all h1 elements but we only want to style the first heading? </text:span><text:span text:style-name="T14">Need some way to uniquely reference an element. </text:span></text:p>
          <text:list>
            <text:list-item>
              <text:p text:style-name="P30"><text:span text:style-name="T14">S</text:span><text:span text:style-name="T1">olution: </text:span>id<text:span text:style-name="T1"> attribute </text:span></text:p>
            </text:list-item>
          </text:list>
        </text:list-item>
        <text:list-item>
          <text:p text:style-name="P32">ID selector <text:span text:style-name="T16">(a hashtag symbol)</text:span>: #</text:p>
          <text:list>
            <text:list-item>
              <text:p text:style-name="P67">e.g. #foo select<text:span text:style-name="T32">s</text:span> element with id equal to foo</text:p>
            </text:list-item>
          </text:list>
        </text:list-item>
        <text:list-item>
          <text:p text:style-name="P68">What if we want to style first two headings but not the third? </text:p>
        </text:list-item>
        <text:list-item>
          <text:p text:style-name="P34">Class selector<text:span text:style-name="T1"> (a dot)</text:span>: .</text:p>
          <text:list>
            <text:list-item>
              <text:p text:style-name="P34"><text:span text:style-name="T1">e.g. .baz select</text:span><text:span text:style-name="T17">s</text:span><text:span text:style-name="T1"> elements with class baz</text:span></text:p>
            </text:list-item>
          </text:list>
        </text:list-item>
        <text:list-item>
          <text:p text:style-name="P36">Descendant selector <text:span text:style-name="T1">(just space): </text:span></text:p>
          <text:list>
            <text:list-item>
              <text:p text:style-name="P37"><text:span text:style-name="T1">e.g. a b</text:span></text:p>
            </text:list-item>
            <text:list-item>
              <text:p text:style-name="P89"><text:span text:style-name="T42">s</text:span><text:span text:style-name="T36">elects</text:span><text:span text:style-name="T35"> all descendant elements, immediate children and beyond</text:span></text:p>
            </text:list-item>
          </text:list>
        </text:list-item>
        <text:list-item>
          <text:p text:style-name="P37">Child selector: <text:span text:style-name="T1">a </text:span>&gt; <text:span text:style-name="T1">b</text:span></text:p>
          <text:list>
            <text:list-item>
              <text:p text:style-name="P37"><text:span text:style-name="T34">We can use </text:span><text:span text:style-name="T39">child selector</text:span><text:span text:style-name="T34"> to say that we want to style list items that are children of unordered lists e.g. </text:span><text:span text:style-name="T39">ul &gt; li</text:span></text:p>
            </text:list-item>
          </text:list>
        </text:list-item>
        <text:list-item>
          <text:p text:style-name="P36">Adjacent Sibling selector: <text:span text:style-name="T1">a </text:span>+ <text:span text:style-name="T1">b</text:span></text:p>
        </text:list-item>
        <text:list-item>
          <text:p text:style-name="P37">Attribute selector: <text:s/>[<text:span text:style-name="T1">a</text:span>=<text:span text:style-name="T1">b</text:span>]</text:p>
          <text:list>
            <text:list-item>
              <text:p text:style-name="P37"><text:span text:style-name="T36">select elements with a specific attribute</text:span><text:span text:style-name="T37">e.g. </text:span><text:span text:style-name="T36">anchors with href of facebook.com </text:span><text:span text:style-name="T40">a[href=</text:span><text:span text:style-name="T37">”facebook.com”</text:span><text:span text:style-name="T40">]</text:span><text:span text:style-name="T37"> </text:span></text:p>
            </text:list-item>
          </text:list>
        </text:list-item>
        <text:list-item>
          <text:p text:style-name="P37">Pseudoclass selector: <text:span text:style-name="T1">a</text:span>:<text:span text:style-name="T1">b</text:span></text:p>
          <text:list>
            <text:list-item>
              <text:p text:style-name="P37"><text:span text:style-name="T41">pseudoclass selector </text:span><text:span text:style-name="T38">e.g. button:hover for when you are hovering on a button element </text:span></text:p>
            </text:list-item>
          </text:list>
        </text:list-item>
        <text:list-item>
          <text:p text:style-name="P36">Pseudoelement selector: <text:span text:style-name="T1">a</text:span>::<text:span text:style-name="T1">b</text:span></text:p>
        </text:list-item>
        <text:list-item>
          <text:p text:style-name="P35"><text:span text:style-name="T14">W</text:span><text:span text:style-name="T1">hat if multiple selectors could apply to the same HTML element? We need </text:span>Specificity</text:p>
        </text:list-item>
      </text:list>
      <text:p text:style-name="P69"/>
      <text:p text:style-name="P100">Order of Specificity <text:span text:style-name="T33">(most unique → least unique)</text:span>:</text:p>
      <text:p text:style-name="P99">1. inline</text:p>
      <text:p text:style-name="P99">2. id</text:p>
      <text:p text:style-name="P99">3. class</text:p>
      <text:p text:style-name="P99">4. type</text:p>
      <text:p text:style-name="P94"/>
      <text:p text:style-name="P95">Responsive Design</text:p>
      <text:p text:style-name="P70">All about making sure webpages look good no matter how they are being viewed</text:p>
      <text:list xml:id="list2829061283" text:style-name="L13">
        <text:list-item>
          <text:p text:style-name="P71">viewport</text:p>
        </text:list-item>
        <text:list-item>
          <text:p text:style-name="P71">Media Queries</text:p>
        </text:list-item>
        <text:list-item>
          <text:p text:style-name="P71">Flexbox</text:p>
        </text:list-item>
        <text:list-item>
          <text:p text:style-name="P71">Grids</text:p>
        </text:list-item>
      </text:list>
      <text:p text:style-name="P70"/>
      <text:p text:style-name="P38">Viewport</text:p>
      <text:list xml:id="list1686785093" text:style-name="L14">
        <text:list-item>
          <text:p text:style-name="P72">Visual part of screen that user can see</text:p>
        </text:list-item>
        <text:list-item>
          <text:p text:style-name="P72">Do NOT want to treat viewport as same size for computer vs mobile phone screen</text:p>
        </text:list-item>
        <text:list-item>
          <text:p text:style-name="P72">Add a line to HTML head to control the viewport</text:p>
          <text:p text:style-name="P39"><text:soft-page-break/>&lt;meta name=”viewport” content=”width=device-width, initial-scale=1.0”&gt;</text:p>
        </text:list-item>
      </text:list>
      <text:p text:style-name="P38"/>
      <text:p text:style-name="P40">Media Queries</text:p>
      <text:list xml:id="list2068037267" text:style-name="L15">
        <text:list-item>
          <text:p text:style-name="P41"><text:span text:style-name="T1">Control how page is going to look depending on how we render the page</text:span></text:p>
        </text:list-item>
        <text:list-item>
          <text:p text:style-name="P41"><text:span text:style-name="T1">Done within style section of HTML head </text:span></text:p>
        </text:list-item>
        <text:list-item>
          <text:p text:style-name="P41">@media<text:span text:style-name="T1"> (What type of media to apply query to)</text:span></text:p>
          <text:list>
            <text:list-item>
              <text:p text:style-name="P108"><text:span text:style-name="T20">e.g. <text:s/></text:span><text:span text:style-name="T19">Change background color when page is above certain width </text:span></text:p>
              <text:list>
                <text:list-header>
                  <text:p text:style-name="P42"><text:span text:style-name="T1">@media (min-width: 600px) </text:span><text:span text:style-name="T18">{</text:span></text:p>
                </text:list-header>
              </text:list>
            </text:list-item>
          </text:list>
          <text:p text:style-name="P109"><text:span text:style-name="T18"><text:s text:c="13"/><text:tab/>body { </text:span><text:span text:style-name="T19">background-</text:span><text:span text:style-name="T18">color: </text:span><text:span text:style-name="T19">red</text:span><text:span text:style-name="T18">; }</text:span></text:p>
          <text:list>
            <text:list-item>
              <text:list>
                <text:list-header>
                  <text:p text:style-name="P43"><text:span text:style-name="T1"><text:s/>}</text:span></text:p>
                </text:list-header>
              </text:list>
            </text:list-item>
          </text:list>
        </text:list-item>
        <text:list-item>
          <text:p text:style-name="P44"><text:span text:style-name="T1">Other media queries include:</text:span></text:p>
          <text:list>
            <text:list-item>
              <text:p text:style-name="P44"><text:span text:style-name="T1">Is mobile screen vertical or landscape?</text:span></text:p>
            </text:list-item>
            <text:list-item>
              <text:p text:style-name="P44"><text:span text:style-name="T1">Is user viewing page on computer screen or trying to print it out</text:span></text:p>
            </text:list-item>
          </text:list>
        </text:list-item>
      </text:list>
      <text:p text:style-name="P45"><text:span text:style-name="T1"/></text:p>
      <text:p text:style-name="P46">Flexbox – <text:span text:style-name="T21">a layout paradigm</text:span></text:p>
      <text:list xml:id="list4036461090" text:style-name="L16">
        <text:list-item>
          <text:p text:style-name="P47"><text:span text:style-name="T1">Helpful if we are trying to display multiple elements on same page at same time</text:span></text:p>
        </text:list-item>
        <text:list-item>
          <text:p text:style-name="P47"><text:span text:style-name="T1">example is if we have 6 elements in a row on a computer screen, have them wrap around on a smaller mobile screen</text:span></text:p>
        </text:list-item>
        <text:list-item>
          <text:p text:style-name="P48"><text:span text:style-name="T1">start by creating container to apply flexbox to</text:span></text:p>
        </text:list-item>
        <text:list-item>
          <text:p text:style-name="P49"><text:span text:style-name="T1">in style section of HTML head, say </text:span>display: flex; <text:span text:style-name="T1">(and </text:span>flex-wrap: wrap;<text:span text:style-name="T1">)</text:span></text:p>
        </text:list-item>
      </text:list>
      <text:p text:style-name="P50"><text:span text:style-name="T1"/></text:p>
      <text:p text:style-name="P51">Grid –<text:span text:style-name="T1"> another layout paradigm</text:span></text:p>
      <text:list xml:id="list2402666919" text:style-name="L17">
        <text:list-item>
          <text:p text:style-name="P52"><text:span text:style-name="T1">Specify </text:span>display: grid;</text:p>
        </text:list-item>
        <text:list-item>
          <text:p text:style-name="P73">Then specify how grid should be laid out, using <text:span text:style-name="T22">grid-column-gap, grid-row-gap, grid-template-columns, </text:span>etc.</text:p>
        </text:list-item>
      </text:list>
      <text:p text:style-name="P74"/>
      <text:list xml:id="list163218248437642" text:continue-numbering="true" text:style-name="L17">
        <text:list-item>
          <text:p text:style-name="P75">There are a lot of libraries for styling that already exist, for example <text:span text:style-name="T22">Bootstrap</text:span></text:p>
        </text:list-item>
        <text:list-item>
          <text:p text:style-name="P76">To get started with <text:span text:style-name="T22">Bootstrap</text:span> copy their CSS link to the top of the file</text:p>
        </text:list-item>
        <text:list-item>
          <text:p text:style-name="P76">Can add components from Bootstrap’s components e.g. <text:span text:style-name="T22">alert</text:span></text:p>
        </text:list-item>
        <text:list-item>
          <text:p text:style-name="P76">Has built in mobile responsiveness via Bootstrap’s column model</text:p>
          <text:list>
            <text:list-item>
              <text:p text:style-name="P77">e.g. &lt;div class=”col-lg-3 col-sm-6”&gt;</text:p>
              <text:p text:style-name="P77">on a large screen take up 3 units of space, on a small screen take up 6 units of space</text:p>
            </text:list-item>
          </text:list>
        </text:list-item>
      </text:list>
      <text:p text:style-name="P78"/>
      <text:p text:style-name="P78">Eliminating redundancy</text:p>
      <text:p text:style-name="P97">SASS</text:p>
      <text:p text:style-name="P101"><text:span text:style-name="T46">Sort of like an extension to CSS</text:span></text:p>
      <text:list xml:id="list2080347187" text:style-name="L18">
        <text:list-item>
          <text:p text:style-name="P102"><text:span text:style-name="T46">Let’s us use variables!</text:span></text:p>
        </text:list-item>
        <text:list-item>
          <text:p text:style-name="P102"><text:span text:style-name="T46">Uses extensions .scss</text:span></text:p>
        </text:list-item>
        <text:list-item>
          <text:p text:style-name="P102"><text:span text:style-name="T46">Create variables using dollar sign </text:span><text:span text:style-name="T45">$</text:span></text:p>
          <text:list>
            <text:list-item>
              <text:p text:style-name="P102"><text:span text:style-name="T46">we can reference the variable in the rest of the SASS file</text:span></text:p>
            </text:list-item>
          </text:list>
        </text:list-item>
        <text:list-item>
          <text:p text:style-name="P102"><text:span text:style-name="T46">Web-browsers can’t understand SASS by default, it needs to be compiled into CSS</text:span></text:p>
        </text:list-item>
        <text:list-item>
          <text:p text:style-name="P102"><text:span text:style-name="T46">Need to install SASS then run </text:span><text:span text:style-name="T45">sass</text:span><text:span text:style-name="T47">c</text:span><text:span text:style-name="T45"> original_filename.scss output_filename.css </text:span></text:p>
        </text:list-item>
        <text:list-item>
          <text:p text:style-name="P103"><text:span text:style-name="T45">in HTML file, link to compiled CSS file </text:span></text:p>
        </text:list-item>
        <text:list-item>
          <text:p text:style-name="P103"><text:span text:style-name="T45">If you change the SASS file you will need to recompile </text:span></text:p>
        </text:list-item>
        <text:list-item>
          <text:p text:style-name="P104"><text:span text:style-name="T45">sass –watch variables.scss:variables.css</text:span></text:p>
          <text:list>
            <text:list-item>
              <text:p text:style-name="P104"><text:span text:style-name="T45">This will watch the </text:span><text:span text:style-name="T48">SCSS </text:span><text:span text:style-name="T45">file for changes and automatically recompile </text:span><text:span text:style-name="T48">when </text:span><text:span text:style-name="T49">changes are </text:span><text:span text:style-name="T48">saved</text:span></text:p>
            </text:list-item>
            <text:list-item>
              <text:p text:style-name="P104"><text:span text:style-name="T45">Can be used for single files or even entire directories </text:span></text:p>
            </text:list-item>
          </text:list>
        </text:list-item>
        <text:list-item>
          <text:p text:style-name="P105"><text:span text:style-name="T45">Also allows us to nest CSS Selectors within eachother</text:span></text:p>
          <text:list>
            <text:list-item>
              <text:p text:style-name="P105"><text:soft-page-break/><text:span text:style-name="T45">e.g. <text:s/>div { </text:span></text:p>
              <text:list>
                <text:list-item>
                  <text:list>
                    <text:list-item>
                      <text:list>
                        <text:list-header>
                          <text:p text:style-name="P105"><text:span text:style-name="T45">font-size: 18px;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45"/></text:p>
      <text:p text:style-name="P106"><text:span text:style-name="T45"><text:tab/><text:tab/><text:tab/> <text:s text:c="7"/>p {</text:span></text:p>
      <text:p text:style-name="P106"><text:span text:style-name="T45"><text:tab/><text:tab/><text:tab/><text:tab/><text:tab/>color: blue;</text:span></text:p>
      <text:p text:style-name="P106"><text:span text:style-name="T45"><text:tab/><text:tab/><text:tab/> <text:s text:c="6"/>}</text:span></text:p>
      <text:p text:style-name="P106"><text:span text:style-name="T45"><text:tab/><text:tab/> <text:s text:c="6"/>}</text:span></text:p>
      <text:list xml:id="list884668905" text:style-name="L19">
        <text:list-item>
          <text:p text:style-name="P107"><text:span text:style-name="T45">Inheritance, using </text:span><text:span text:style-name="T50">% </text:span><text:span text:style-name="T45">symbol define generic behavior e.g. %message</text:span></text:p>
          <text:list>
            <text:list-item>
              <text:p text:style-name="P107"><text:span text:style-name="T45">then define behavior for specific class e.g. .success { @extend %message; background-color: green; }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13:20:20.786482383</meta:creation-date>
    <dc:date>2020-09-10T16:31:30.183269433</dc:date>
    <meta:editing-duration>PT3H20S</meta:editing-duration>
    <meta:editing-cycles>83</meta:editing-cycles>
    <meta:generator>LibreOffice/6.4.5.2$Linux_X86_64 LibreOffice_project/40$Build-2</meta:generator>
    <meta:document-statistic meta:table-count="0" meta:image-count="0" meta:object-count="0" meta:page-count="6" meta:paragraph-count="221" meta:word-count="1734" meta:character-count="9391" meta:non-whitespace-character-count="7960"/>
  </office:meta>
</office:document-meta>
</file>